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5000001A78CB71818D2C736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99cm, 0cm, 4.14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8.077cm" svg:x="1.27cm" svg:y="1.27cm">
          <draw:image xlink:href="Pictures/10000000000001E5000001A78CB71818D2C736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10.6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9:33:37.806000000</meta:creation-date>
    <dc:date>2022-03-16T20:09:31.947000000</dc:date>
    <meta:editing-duration>PT35M51S</meta:editing-duration>
    <meta:editing-cycles>6</meta:editing-cycles>
    <meta:generator>LibreOffice/7.2.5.2$Windows_X86_64 LibreOffice_project/499f9727c189e6ef3471021d6132d4c694f357e5</meta:generator>
    <meta:document-statistic meta:object-count="1"/>
  </office:meta>
</office:document-meta>
</file>